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ff00" draw:textarea-horizontal-align="justify" draw:textarea-vertical-align="middle" draw:auto-grow-height="false" fo:min-height="1.164cm" fo:min-width="1.764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306cm" fo:min-width="2.188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fill-color="#ff7f00" draw:textarea-horizontal-align="justify" draw:textarea-vertical-align="middle" draw:auto-grow-height="false" fo:min-height="1.306cm" fo:min-width="2.188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fill-color="#ffff00" draw:textarea-horizontal-align="justify" draw:textarea-vertical-align="middle" draw:auto-grow-height="false" fo:min-height="1.306cm" fo:min-width="2.188cm"/>
    </style:style>
    <style:style style:name="gr8" style:family="graphic" style:parent-style-name="standard" style:list-style-name="L1">
      <style:graphic-properties draw:fill-color="#ff7f00" draw:textarea-horizontal-align="justify" draw:textarea-vertical-align="middle" draw:auto-grow-height="false" fo:min-height="1.306cm" fo:min-width="2.188cm"/>
    </style:style>
    <style:style style:name="gr9" style:family="graphic" style:parent-style-name="standard" style:list-style-name="L1">
      <style:graphic-properties draw:fill-color="#ff7f00" draw:textarea-horizontal-align="justify" draw:textarea-vertical-align="middle" draw:auto-grow-height="false" fo:min-height="1.306cm" fo:min-width="2.188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00ff00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7f00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align="center" fo:text-indent="0cm"/>
      <style:text-properties style:font-name="Liberation Sans" fo:font-size="14pt" style:letter-kerning="true" style:font-name-asian="WenQuanYi Zen Hei Sharp" style:font-size-asian="14pt" style:font-name-complex="Lohit Devanagari" style:font-size-complex="14pt"/>
    </style:style>
    <style:style style:name="P9" style:family="paragraph">
      <loext:graphic-properties draw:fill-color="#ffff00"/>
      <style:paragraph-properties fo:margin-left="0cm" fo:margin-right="0cm" fo:text-align="center" fo:text-indent="0cm"/>
      <style:text-properties style:font-name="Liberation Sans" fo:font-size="14pt" style:letter-kerning="true" style:font-name-asian="WenQuanYi Zen Hei Sharp" style:font-size-asian="14pt" style:font-name-complex="Lohit Devanagari" style:font-size-complex="14pt"/>
    </style:style>
    <style:style style:name="P10" style:family="paragraph">
      <loext:graphic-properties draw:fill-color="#ff7f00"/>
      <style:paragraph-properties fo:margin-left="0cm" fo:margin-right="0cm" fo:text-align="center" fo:text-indent="0cm"/>
      <style:text-properties style:font-name="Liberation Sans" fo:font-size="14pt" style:letter-kerning="true" style:font-name-asian="WenQuanYi Zen Hei Sharp" style:font-size-asian="14pt" style:font-name-complex="Lohit Devanagari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3.2cm" svg:height="2cm" svg:x="5.4cm" svg:y="6.8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cm" svg:height="2.2cm" svg:x="12.2cm" svg:y="6.7cm">
          <text:p text:style-name="P3"><text:span text:style-name="T1">Nicht-</text:span><text:span text:style-name="T1">Terminal-</text:span></text:p>
          <text:p text:style-name="P3"><text:span text:style-name="T1">Ausdru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8.6cm" svg:y1="7.8cm" svg:x2="12.2cm" svg:y2="7.8cm">
          <text:p/>
        </draw:line>
        <draw:custom-shape draw:style-name="gr4" draw:text-style-name="P6" draw:layer="layout" svg:width="3.8cm" svg:height="2.2cm" svg:x="8.8cm" svg:y="10.6cm">
          <text:p text:style-name="P3"><text:span text:style-name="T1">Terminal-</text:span></text:p>
          <text:p text:style-name="P3"><text:span text:style-name="T1">Ausdru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8cm" svg:height="2.2cm" svg:x="17.4cm" svg:y="10.6cm">
          <text:p text:style-name="P3"><text:span text:style-name="T1">Terminal-</text:span></text:p>
          <text:p text:style-name="P3"><text:span text:style-name="T1">Ausdru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cm" svg:height="2.2cm" svg:x="13.2cm" svg:y="10.6cm">
          <text:p text:style-name="P3"><text:span text:style-name="T1">Nicht-Terminal-</text:span></text:p>
          <text:p text:style-name="P3"><text:span text:style-name="T1">Ausdru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8cm" svg:height="2.2cm" svg:x="8.8cm" svg:y="13.8cm">
          <text:p text:style-name="P3"><text:span text:style-name="T1">Terminal-</text:span></text:p>
          <text:p text:style-name="P3"><text:span text:style-name="T1">Ausdru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cm" svg:height="2.2cm" svg:x="13.4cm" svg:y="13.6cm">
          <text:p text:style-name="P3"><text:span text:style-name="T1">Nicht-Terminal-</text:span></text:p>
          <text:p text:style-name="P3"><text:span text:style-name="T1">Ausdru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8cm" svg:height="2.2cm" svg:x="11.2cm" svg:y="16.6cm">
          <text:p text:style-name="P3"><text:span text:style-name="T1">Terminal-</text:span></text:p>
          <text:p text:style-name="P3"><text:span text:style-name="T1">Ausdru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8cm" svg:height="2.2cm" svg:x="16cm" svg:y="16.4cm">
          <text:p text:style-name="P3"><text:span text:style-name="T1">Terminal-</text:span></text:p>
          <text:p text:style-name="P3"><text:span text:style-name="T1">Ausdru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4.4cm" svg:y1="8.9cm" svg:x2="11.4cm" svg:y2="10.6cm">
          <text:p/>
        </draw:line>
        <draw:line draw:style-name="gr5" draw:text-style-name="P5" draw:layer="layout" svg:x1="14.4cm" svg:y1="8.9cm" svg:x2="14.8cm" svg:y2="10.6cm">
          <text:p/>
        </draw:line>
        <draw:line draw:style-name="gr5" draw:text-style-name="P5" draw:layer="layout" svg:x1="14.4cm" svg:y1="8.9cm" svg:x2="19.2cm" svg:y2="10.6cm">
          <text:p/>
        </draw:line>
        <draw:line draw:style-name="gr5" draw:text-style-name="P5" draw:layer="layout" svg:x1="14.6cm" svg:y1="12.8cm" svg:x2="11.4cm" svg:y2="13.8cm">
          <text:p/>
        </draw:line>
        <draw:line draw:style-name="gr5" draw:text-style-name="P5" draw:layer="layout" svg:x1="14.6cm" svg:y1="12.8cm" svg:x2="15cm" svg:y2="13.6cm">
          <text:p/>
        </draw:line>
        <draw:line draw:style-name="gr5" draw:text-style-name="P5" draw:layer="layout" svg:x1="16.6cm" svg:y1="15.5cm" svg:x2="17cm" svg:y2="16.6cm">
          <text:p/>
        </draw:line>
        <draw:line draw:style-name="gr5" draw:text-style-name="P5" draw:layer="layout" svg:x1="14.4cm" svg:y1="15.7cm" svg:x2="13.8cm" svg:y2="16.6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2" draw:layer="layout" svg:width="3.2cm" svg:height="2cm" svg:x="5.4cm" svg:y="6.8cm">
          <text:p text:style-name="P1"><text:span text:style-name="T1">BookSear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cm" svg:height="2.2cm" svg:x="12.2cm" svg:y="6.7cm">
          <text:p text:style-name="P3"><text:span text:style-name="T1">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8.6cm" svg:y1="7.8cm" svg:x2="12.2cm" svg:y2="7.8cm">
          <text:p/>
        </draw:line>
        <draw:custom-shape draw:style-name="gr4" draw:text-style-name="P6" draw:layer="layout" svg:width="3.8cm" svg:height="2.2cm" svg:x="8.8cm" svg:y="10.6cm">
          <text:p text:style-name="P3"><text:span text:style-name="T1">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8cm" svg:height="2.2cm" svg:x="17.4cm" svg:y="10.6cm">
          <text:p text:style-name="P3"><text:span text:style-name="T1">C</text:span><text:span text:style-name="T1">+</text:span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4.4cm" svg:y1="8.9cm" svg:x2="11.4cm" svg:y2="10.6cm">
          <text:p/>
        </draw:line>
        <draw:line draw:style-name="gr5" draw:text-style-name="P5" draw:layer="layout" svg:x1="14.4cm" svg:y1="8.9cm" svg:x2="19.2cm" svg:y2="10.6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2" draw:layer="layout" svg:width="3.2cm" svg:height="2cm" svg:x="5.4cm" svg:y="6.8cm">
          <text:p text:style-name="P1"><text:span text:style-name="T1">SqlMai</text:span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cm" svg:height="2.2cm" svg:x="12.2cm" svg:y="6.7cm">
          <text:p text:style-name="P3"><text:span text:style-name="T1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8.6cm" svg:y1="7.8cm" svg:x2="12.2cm" svg:y2="7.8cm">
          <text:p/>
        </draw:line>
        <draw:custom-shape draw:style-name="gr2" draw:text-style-name="P4" draw:layer="layout" svg:width="3.8cm" svg:height="2.2cm" svg:x="8.8cm" svg:y="10.6cm">
          <text:p text:style-name="P8">Greather T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3.8cm" svg:height="2.2cm" svg:x="17.4cm" svg:y="10.6cm">
          <text:p text:style-name="P8">LessT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4.4cm" svg:y1="8.9cm" svg:x2="11.4cm" svg:y2="10.6cm">
          <text:p/>
        </draw:line>
        <draw:line draw:style-name="gr5" draw:text-style-name="P5" draw:layer="layout" svg:x1="14.4cm" svg:y1="8.9cm" svg:x2="19.2cm" svg:y2="10.6cm">
          <text:p/>
        </draw:line>
        <draw:custom-shape draw:style-name="gr8" draw:text-style-name="P10" draw:layer="layout" svg:width="3.8cm" svg:height="2.2cm" svg:x="7.2cm" svg:y="14cm">
          <text:p text:style-name="P8">-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8cm" svg:height="2.2cm" svg:x="16.8cm" svg:y="14cm">
          <text:p text:style-name="P8">2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2cm" svg:y1="12.8cm" svg:x2="9.4cm" svg:y2="14cm">
          <text:p/>
        </draw:line>
        <draw:line draw:style-name="gr5" draw:text-style-name="P5" draw:layer="layout" svg:x1="19cm" svg:y1="12.8cm" svg:x2="18.6cm" svg:y2="14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6T15:22:15.894905311</meta:creation-date>
    <dc:date>2022-01-21T10:36:54.385178955</dc:date>
    <meta:editing-duration>P11DT14H53M44S</meta:editing-duration>
    <meta:editing-cycles>66</meta:editing-cycles>
    <meta:generator>LibreOffice/5.3.6.1$Linux_X86_64 LibreOffice_project/30$Build-1</meta:generator>
    <meta:document-statistic meta:object-count="62"/>
  </office:meta>
</office:document-meta>
</file>